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e920d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normal" officeooo:rsid="003e920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2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3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19" style:family="text">
      <style:text-properties fo:font-variant="normal" fo:text-transform="none" style:font-name="Noto Sans" fo:font-size="7.80000019073486pt" fo:letter-spacing="normal" fo:font-style="normal" fo:font-weight="normal" officeooo:rsid="003e920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0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2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5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6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7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8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#ffff00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9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0" style:family="text">
      <style:text-properties fo:font-variant="normal" fo:text-transform="none" fo:color="#c9211e" style:font-name="Noto Sans" fo:font-size="7.80000019073486pt" fo:letter-spacing="normal" fo:font-style="normal" fo:font-weight="normal" officeooo:rsid="003e920d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1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2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3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5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6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37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38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39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0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1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2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3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44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45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46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Emphasis"><text:span text:style-name="T18">Запуск контейнера PostgreSQL в Docker</text:span></text:span></text:h>
      <text:p text:style-name="P1"><text:span text:style-name="Emphasis"><text:span text:style-name="T44">docker search postgres</text:span></text:span></text:p>
      <text:p text:style-name="P1"><text:span text:style-name="Emphasis"><text:span text:style-name="T44">docker pull postgres</text:span></text:span></text:p>
      <text:p text:style-name="P1"><text:span text:style-name="Emphasis"><text:span text:style-name="T44">docker run --name </text:span></text:span><text:span text:style-name="Emphasis"><text:span text:style-name="T45">a</text:span></text:span><text:span text:style-name="Emphasis"><text:span text:style-name="T46">rchiv</text:span></text:span><text:span text:style-name="Emphasis"><text:span text:style-name="T44">_postgres -e POSTGRES_PASSWORD=</text:span></text:span><text:span text:style-name="Emphasis"><text:span text:style-name="T46">123</text:span></text:span><text:span text:style-name="Emphasis"><text:span text:style-name="T44"> -d postgres</text:span></text:span></text:p>
      <text:p text:style-name="P1"><text:span text:style-name="Emphasis"><text:span text:style-name="T44"/></text:span></text:p>
      <text:p text:style-name="P1"><text:span text:style-name="Emphasis"><text:span text:style-name="T3">аргумент «-d» означает, что контейнер будет запущен в фоновом режиме</text:span></text:span></text:p>
      <text:p text:style-name="P4"><text:span text:style-name="Emphasis"><text:span text:style-name="T3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0"><text:span text:style-name="Emphasis"><text:span text:style-name="T22">docker exec -it </text:span></text:span><text:span text:style-name="Emphasis"><text:span text:style-name="T23">archiv</text:span></text:span><text:span text:style-name="Emphasis"><text:span text:style-name="T22">_postgres psql -U postgres</text:span></text:span></text:p>
      <text:p text:style-name="P8"><text:span text:style-name="Emphasis"><text:span text:style-name="T21">docker exec -it </text:span></text:span><text:span text:style-name="Emphasis"><text:span text:style-name="T37">archiv</text:span></text:span><text:span text:style-name="Emphasis"><text:span text:style-name="T21">_postgres </text:span></text:span><text:span text:style-name="Emphasis"><text:span text:style-name="Source_20_Text"><text:span text:style-name="T36">psql --username=postgres –dbname=postgres <text:s text:c="5"/></text:span></text:span></text:span><text:span text:style-name="Emphasis"><text:span text:style-name="Source_20_Text"><text:span text:style-name="T33"><text:s/></text:span></text:span></text:span><text:span text:style-name="Emphasis"><text:span text:style-name="Source_20_Text"><text:span text:style-name="T2">или</text:span></text:span></text:span></text:p>
      <text:p text:style-name="P8"><text:span text:style-name="Emphasis"><text:span text:style-name="T38">docker exec -it </text:span></text:span><text:span text:style-name="Emphasis"><text:span text:style-name="T37">archiv</text:span></text:span><text:span text:style-name="Emphasis"><text:span text:style-name="T38">_postgres </text:span></text:span><text:span text:style-name="Source_20_Text"><text:span text:style-name="T36">psql -U postgres -d postgres</text:span></text:span></text:p>
      <text:p text:style-name="P8"><text:span text:style-name="Source_20_Text"><text:span text:style-name="T36"/></text:span></text:p>
      <text:p text:style-name="P8"><text:span text:style-name="Emphasis"><text:span text:style-name="T8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7"><text:span text:style-name="Source_20_Text"><text:span text:style-name="T36">docker run --name habr-pg-13.3 -e POSTGRES_PASSWORD=pgpwd4habr -d postgres:13.3</text:span></text:span></text:p>
      <text:p text:style-name="P10"><text:span text:style-name="Emphasis"><text:span text:style-name="T8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7"><text:span text:style-name="Source_20_Text"><text:span text:style-name="T36">docker run --name habr-pg-13.3 -p 5432:5432 -e POSTGRES_PASSWORD=pgpwd4habr -d postgres:13.3</text:span></text:span></text:p>
      <text:p text:style-name="P10"><text:span text:style-name="Emphasis"><text:span text:style-name="T8">Отлично! С этого момента к базе данных можно подключиться, например, из IntelliJ IDEA:</text:span></text:span></text:p>
      <text:p text:style-name="P10"><text:span text:style-name="Emphasis"><text:span text:style-name="T8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7"><text:span text:style-name="Emphasis"><text:span text:style-name="Source_20_Text"><text:span text:style-name="T36">docker run --name habr-pg-13.3 -p 5432:5432 -e POSTGRES_USER=habrpguser -e POSTGRES_PASSWORD=</text:span></text:span></text:span><text:span text:style-name="Source_20_Text"><text:span text:style-name="T39">123</text:span></text:span><text:span text:style-name="Emphasis"><text:span text:style-name="Source_20_Text"><text:span text:style-name="T36"> -e POSTGRES_DB=habrdb -d postgres:13.3</text:span></text:span></text:span></text:p>
      <text:p text:style-name="P12"><text:span text:style-name="Emphasis"><text:span text:style-name="T8">psql можно запустить так: </text:span></text:span></text:p>
      <text:p text:style-name="P12"><text:span text:style-name="Emphasis"><text:span text:style-name="T35">docker exec -it </text:span></text:span><text:span text:style-name="Source_20_Text"><text:span text:style-name="T36">habr-pg-13.3</text:span></text:span><text:span text:style-name="Emphasis"><text:span text:style-name="T35"> </text:span></text:span><text:span text:style-name="Emphasis"><text:span text:style-name="T24">psql -U habrpguser -d habrdb</text:span></text:span></text:p>
      <text:p text:style-name="P11"><text:span text:style-name="Emphasis"><text:span text:style-name="T11">docker stop </text:span></text:span><text:span text:style-name="Emphasis"><text:span text:style-name="T12">archiv</text:span></text:span><text:span text:style-name="Emphasis"><text:span text:style-name="T11">_postgres</text:span></text:span></text:p>
      <text:p text:style-name="P11"><text:span text:style-name="Emphasis"><text:span text:style-name="T13">docker rm -f </text:span></text:span><text:span text:style-name="Emphasis"><text:span text:style-name="T14">archiv</text:span></text:span><text:span text:style-name="Emphasis"><text:span text:style-name="T13">_postgres</text:span></text:span></text:p>
      <text:p text:style-name="P11"><text:span text:style-name="Emphasis"><text:span text:style-name="Strong_20_Emphasis"><text:span text:style-name="T4">Важно!</text:span></text:span></text:span><text:span text:style-name="Emphasis"><text:span text:style-name="T15"> </text:span></text:span><text:span text:style-name="Emphasis"><text:span text:style-name="T5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3" text:outline-level="2"><text:span text:style-name="Emphasis"><text:span text:style-name="T16">Запуск PostgreSQL с помо</text:span></text:span><text:span text:style-name="Emphasis"><text:span text:style-name="T17">щью docker-compose</text:span></text:span></text:h>
      <text:h text:style-name="P3" text:outline-level="2"><text:span text:style-name="Emphasis"><text:span text:style-name="T1">1. </text:span></text:span><text:span text:style-name="Emphasis"><text:span text:style-name="T3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5"><text:span text:style-name="Emphasis"><text:span text:style-name="T42">version: "3.3"</text:span></text:span></text:p>
      <text:p text:style-name="P5"><text:span text:style-name="Emphasis"><text:span text:style-name="T42">services:</text:span></text:span></text:p>
      <text:p text:style-name="P5"><text:span text:style-name="Emphasis"><text:span text:style-name="T42"><text:s text:c="2"/>postgres:</text:span></text:span></text:p>
      <text:p text:style-name="P5"><text:span text:style-name="Emphasis"><text:span text:style-name="T42"><text:s text:c="4"/>image: postgres:13.3</text:span></text:span></text:p>
      <text:p text:style-name="P5"><text:span text:style-name="Emphasis"><text:span text:style-name="T42"><text:s text:c="4"/>container_name: <text:s/>habr-pg-13.3</text:span></text:span></text:p>
      <text:p text:style-name="P5"><text:span text:style-name="Emphasis"><text:span text:style-name="T42"><text:s text:c="4"/>environment:</text:span></text:span></text:p>
      <text:p text:style-name="P5"><text:span text:style-name="Emphasis"><text:span text:style-name="T42"><text:s text:c="6"/>POSTGRES_DB: "habrdb"</text:span></text:span></text:p>
      <text:p text:style-name="P5"><text:span text:style-name="Emphasis"><text:span text:style-name="T42"><text:s text:c="6"/>POSTGRES_USER: "habrpguser"</text:span></text:span></text:p>
      <text:p text:style-name="P5"><text:span text:style-name="Emphasis"><text:span text:style-name="T42"><text:s text:c="6"/>POSTGRES_PASSWORD: "pgpwd4habr"</text:span></text:span></text:p>
      <text:p text:style-name="P5"><text:span text:style-name="Emphasis"><text:span text:style-name="T42"><text:s text:c="4"/>#volumes: <text:s text:c="5"/></text:span></text:span><text:span text:style-name="Emphasis"><text:span text:style-name="T43">#Пока не запускается с этим параметром</text:span></text:span></text:p>
      <text:p text:style-name="P5"><text:span text:style-name="Emphasis"><text:span text:style-name="T42"><text:s text:c="4"/>#- postgres_data:/var/lib/postgresql/data</text:span></text:span></text:p>
      <text:p text:style-name="P5"><text:span text:style-name="Emphasis"><text:span text:style-name="T42"><text:s text:c="4"/>ports:</text:span></text:span></text:p>
      <text:p text:style-name="P5"><text:span text:style-name="Emphasis"><text:span text:style-name="T42"><text:s text:c="6"/>- "5432:5432"</text:span></text:span></text:p>
      <text:p text:style-name="P4"><text:span text:style-name="Emphasis"><text:span text:style-name="T7">2. </text:span></text:span><text:span text:style-name="Emphasis"><text:span text:style-name="T6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9"><text:span text:style-name="Emphasis"><text:span text:style-name="T20">docker-compose up -d</text:span></text:span></text:p>
      <text:p text:style-name="P1"><text:span text:style-name="Emphasis"><text:span text:style-name="T6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6"/></text:span></text:p>
      <text:p text:style-name="P4"><text:span text:style-name="Emphasis"><text:span text:style-name="T6">Чтобы убедиться, что контейнер с PostgreSQL успешно запущен, выполните команду:</text:span></text:span></text:p>
      <text:p text:style-name="P13"><text:span text:style-name="Emphasis"><text:span text:style-name="T20">docker-compose ps</text:span></text:span></text:p>
      <text:p text:style-name="P15">Если вы захотите отключить данный контейнер, то можете остановить и удалить его командой:</text:p>
      <text:p text:style-name="P9"><text:span text:style-name="Emphasis"><text:span text:style-name="T20">docker-compose down</text:span></text:span></text:p>
      <text:p text:style-name="P9"><text:span text:style-name="Emphasis"><text:span text:style-name="T6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10">docker-entrypoint-initdb.d</text:span></text:span><text:span text:style-name="Emphasis"><text:span text:style-name="T6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9"><text:span text:style-name="Emphasis"><text:span text:style-name="T6"/></text:span></text:p>
      <text:p text:style-name="P9"><text:span text:style-name="Emphasis"><text:span text:style-name="T6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6"><text:span text:style-name="Source_20_Text"><text:span text:style-name="T34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9"><text:span text:style-name="Emphasis"><text:span text:style-name="T6"/></text:span></text:p>
      <text:p text:style-name="P14"><text:span text:style-name="Emphasis"><text:span text:style-name="T40">docker exec -it </text:span></text:span><text:span text:style-name="Source_20_Text"><text:span text:style-name="T41">niokr_archiv_PSQL_13.3</text:span></text:span><text:span text:style-name="Emphasis"><text:span text:style-name="T40"> </text:span></text:span><text:span text:style-name="Emphasis"><text:span text:style-name="T31">psql -U </text:span></text:span><text:span text:style-name="Emphasis"><text:span text:style-name="T32">evg</text:span></text:span><text:span text:style-name="Emphasis"><text:span text:style-name="T31"> -d niokrDB</text:span></text:span></text:p>
      <text:p text:style-name="P14"><text:span text:style-name="Emphasis"><text:span text:style-name="T24"/></text:span></text:p>
      <text:p text:style-name="P9"><text:span text:style-name="Emphasis"><text:span text:style-name="T6">https://habr.com/ru/articles/578744/</text:span></text:span></text:p>
      <text:p text:style-name="P16"><text:span text:style-name="Emphasis"><text:span text:style-name="T28">докально <text:s/>psql</text:span></text:span></text:p>
      <text:p text:style-name="P16"><text:span text:style-name="Emphasis"><text:span text:style-name="T30">sudo apt install postgresql</text:span></text:span></text:p>
      <text:p text:style-name="P16"><text:span text:style-name="Emphasis"><text:span text:style-name="T30">sudo -u postgres psql template1</text:span></text:span></text:p>
      <text:p text:style-name="P16"><text:span text:style-name="Emphasis"><text:span text:style-name="T30">ALTER USER postgres with encrypted password 'postges';</text:span></text:span></text:p>
      <text:p text:style-name="P16"><text:span text:style-name="Emphasis"><text:span text:style-name="T30">sudo systemctl restart postgresql.service</text:span></text:span></text:p>
      <text:p text:style-name="P16"><text:span text:style-name="Emphasis"><text:span text:style-name="T30">sudo -u postgres createdb niokrDB</text:span></text:span></text:p>
      <text:p text:style-name="P16"><text:span text:style-name="Emphasis"><text:span text:style-name="T30">sudo -u postgres psql -c "\l"</text:span></text:span></text:p>
      <text:p text:style-name="P16"><text:span text:style-name="Emphasis"><text:span text:style-name="T3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7T13:44:16.152872345</dc:date>
    <meta:editing-duration>PT3H33M16S</meta:editing-duration>
    <meta:editing-cycles>36</meta:editing-cycles>
    <meta:document-statistic meta:table-count="0" meta:image-count="0" meta:object-count="0" meta:page-count="1" meta:paragraph-count="55" meta:word-count="591" meta:character-count="4596" meta:non-whitespace-character-count="4002"/>
  </office:meta>
</office:document-meta>
</file>